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python_set_reg.py" manifest:media-type=""/>
  <manifest:file-entry manifest:full-path="Scripts/python/SitcpRbcp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et register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ython_set_reg.py$set_registers?language=Python&amp;location=document" xlink:type="simple"/>
              </office:event-listeners>
            </form:button>
          </form:form>
        </office:forms>
        <table:shapes>
          <draw:control draw:z-index="0" draw:text-style-name="P1" svg:width="1.6803in" svg:height="0.6276in" svg:x="2.1461in" svg:y="2.4681in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gister_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_a_bit_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er_a_bit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er_a_bit_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er_a_bit_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er_a_byte</text:p>
          </table:table-cell>
          <table:table-cell table:formula="of:=&quot;0x&quot; &amp; DEC2HEX([.B2]*8+[.B3]*4+[.B4]*2+[.B5]*1;2)" office:value-type="string" office:string-value="0x0F" calcext:value-type="string">
            <text:p>0x0F</text:p>
          </table:table-cell>
          <table:table-cell office:value-type="string" calcext:value-type="string">
            <text:p>0xffffff3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gister_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_b_bit_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it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it_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it_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er_b_byte</text:p>
          </table:table-cell>
          <table:table-cell table:formula="of:=&quot;0x&quot; &amp; DEC2HEX([.B9]*8+[.B10]*4+[.B11]*2+[.B12]*1;2)" office:value-type="string" office:string-value="0x01" calcext:value-type="string">
            <text:p>0x01</text:p>
          </table:table-cell>
          <table:table-cell office:value-type="string" calcext:value-type="string">
            <text:p>0xffffff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6:50:42.340300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2:23:13.497190247</meta:creation-date>
    <dc:date>2022-06-21T16:52:05.977734945</dc:date>
    <meta:editing-duration>PT2H36M26S</meta:editing-duration>
    <meta:editing-cycles>31</meta:editing-cycles>
    <meta:generator>LibreOffice/7.1.8.1$Linux_X86_64 LibreOffice_project/10$Build-1</meta:generator>
    <meta:document-statistic meta:table-count="1" meta:cell-count="24" meta:object-count="1"/>
  </office:meta>
</office:document-meta>
</file>